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7ea6" officeooo:paragraph-rsid="000d7ea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d7ea6" officeooo:paragraph-rsid="000d7ea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da944" officeooo:paragraph-rsid="000da944"/>
    </style:style>
    <style:style style:name="P4" style:family="paragraph" style:parent-style-name="Standard">
      <style:paragraph-properties fo:text-align="center" style:justify-single-word="false"/>
      <style:text-properties officeooo:rsid="000da944" officeooo:paragraph-rsid="000da944"/>
    </style:style>
    <style:style style:name="P5" style:family="paragraph" style:parent-style-name="Standard">
      <style:paragraph-properties fo:text-align="start" style:justify-single-word="false"/>
      <style:text-properties officeooo:paragraph-rsid="00131af1"/>
    </style:style>
    <style:style style:name="P6" style:family="paragraph" style:parent-style-name="Standard">
      <style:paragraph-properties fo:text-align="start" style:justify-single-word="false"/>
      <style:text-properties officeooo:paragraph-rsid="0016e5e8"/>
    </style:style>
    <style:style style:name="P7" style:family="paragraph" style:parent-style-name="Standard">
      <style:paragraph-properties fo:text-align="center" style:justify-single-word="false"/>
      <style:text-properties officeooo:rsid="0010186d" officeooo:paragraph-rsid="0010186d"/>
    </style:style>
    <style:style style:name="P8" style:family="paragraph" style:parent-style-name="Standard">
      <style:paragraph-properties fo:text-align="center" style:justify-single-word="false"/>
      <style:text-properties officeooo:rsid="00169c3a" officeooo:paragraph-rsid="00169c3a"/>
    </style:style>
    <style:style style:name="P9" style:family="paragraph" style:parent-style-name="Standard">
      <style:paragraph-properties fo:text-align="start" style:justify-single-word="false"/>
      <style:text-properties officeooo:rsid="00185edb" officeooo:paragraph-rsid="00185edb"/>
    </style:style>
    <style:style style:name="T1" style:family="text">
      <style:text-properties officeooo:rsid="000f1fca"/>
    </style:style>
    <style:style style:name="T2" style:family="text">
      <style:text-properties officeooo:rsid="00104cd1"/>
    </style:style>
    <style:style style:name="T3" style:family="text">
      <style:text-properties officeooo:rsid="00110f56"/>
    </style:style>
    <style:style style:name="T4" style:family="text">
      <style:text-properties officeooo:rsid="00131af1"/>
    </style:style>
    <style:style style:name="T5" style:family="text">
      <style:text-properties officeooo:rsid="0013f7ea"/>
    </style:style>
    <style:style style:name="T6" style:family="text">
      <style:text-properties officeooo:rsid="0014668a"/>
    </style:style>
    <style:style style:name="T7" style:family="text">
      <style:text-properties officeooo:rsid="00169c3a"/>
    </style:style>
    <style:style style:name="T8" style:family="text">
      <style:text-properties officeooo:rsid="0016e5e8"/>
    </style:style>
    <style:style style:name="T9" style:family="text">
      <style:text-properties officeooo:rsid="00185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ing guidelines</text:p>
      <text:p text:style-name="P2"/>
      <text:p text:style-name="P2">Restaurant Manager</text:p>
      <text:p text:style-name="P2"/>
      <text:p text:style-name="P1">Target: Java</text:p>
      <text:p text:style-name="P1"/>
      <text:p text:style-name="P1">Version: 0.1</text:p>
      <text:p text:style-name="P1"/>
      <text:p text:style-name="P1">Author: Gregor Schilling</text:p>
      <text:p text:style-name="P1"/>
      <text:p text:style-name="P1"/>
      <text:p text:style-name="P3">The following coding guidelines are taken as base for the outlined coding guidelines, please read:</text:p>
      <text:p text:style-name="P3"><text:a xlink:type="simple" xlink:href="https://google.github.io/styleguide/javaguide.html" text:style-name="Internet_20_link" text:visited-style-name="Visited_20_Internet_20_Link">https://google.github.io/styleguide/javaguide.html</text:a></text:p>
      <text:p text:style-name="P3"/>
      <text:p text:style-name="P9"/>
      <text:p text:style-name="P4">Variable naming</text:p>
      <text:p text:style-name="P3">Variables names are formed by <text:span text:style-name="T1">a starting tag that indicates whether the variable belongs to a global name-space or is a member variable of a class. This tag is followed by an indicator to what the variable is stored as.</text:span></text:p>
      <text:p text:style-name="P3"/>
      <text:p text:style-name="P4">Beginning of variables <text:span text:style-name="T1">(tag)</text:span>:</text:p>
      <text:p text:style-name="P3">- Global variables:</text:p>
      <text:p text:style-name="P3">Global variables start with a g_</text:p>
      <text:p text:style-name="P3"/>
      <text:p text:style-name="P3">- Class member variables:</text:p>
      <text:p text:style-name="P3">Class member variables start with a m_</text:p>
      <text:p text:style-name="P3"/>
      <text:p text:style-name="P7">Follow up indicator:</text:p>
      <text:p text:style-name="P3">- Boolean variables start with an <text:span text:style-name="T9">b</text:span></text:p>
      <text:p text:style-name="P3">- Integers variables start with an <text:span text:style-name="T9">n</text:span></text:p>
      <text:p text:style-name="P3">- <text:span text:style-name="T2">Long variables start with an l</text:span></text:p>
      <text:p text:style-name="P3">- <text:span text:style-name="T3">String variables start with a str</text:span></text:p>
      <text:p text:style-name="P3">- <text:span text:style-name="T3">Objects start with obj</text:span></text:p>
      <text:p text:style-name="P3">- <text:span text:style-name="T3">Hashtables start with a h</text:span></text:p>
      <text:p text:style-name="P3"/>
      <text:p text:style-name="P6"><text:span text:style-name="T8">Example for a global variable of type Hash g_hGlobalUUIDRegister.</text:span></text:p>
      <text:p text:style-name="P3"/>
      <text:p text:style-name="P8">General guideline for naming</text:p>
      <text:p text:style-name="P5"><text:span text:style-name="T4">In general function names and variable names should have reasonable names that indicate the function of the function or the variable. An example, when converting a class to a String, then the function should be a member function of the class and be called toString(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3T17:32:22.032000000</meta:creation-date>
    <meta:generator>LibreOffice/6.3.0.4$Windows_X86_64 LibreOffice_project/057fc023c990d676a43019934386b85b21a9ee99</meta:generator>
    <dc:date>2021-03-05T16:19:08.916000000</dc:date>
    <meta:editing-duration>P1DT22H46M40S</meta:editing-duration>
    <meta:editing-cycles>13</meta:editing-cycles>
    <meta:document-statistic meta:table-count="0" meta:image-count="0" meta:object-count="0" meta:page-count="1" meta:paragraph-count="24" meta:word-count="193" meta:character-count="1177" meta:non-whitespace-character-count="1008"/>
  </office:meta>
</office:document-meta>
</file>